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ambria" svg:font-family="Cambri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n" fo:country="GB"/>
    </style:style>
    <style:style style:name="P2" style:family="paragraph" style:parent-style-name="Heading_20_1" style:master-page-name="Standard">
      <style:paragraph-properties style:page-number="auto"/>
      <style:text-properties fo:language="en" fo:country="GB"/>
    </style:style>
    <style:style style:name="P3" style:family="paragraph" style:parent-style-name="Heading_20_2">
      <style:text-properties fo:language="en" fo:country="GB"/>
    </style:style>
    <style:style style:name="P4" style:family="paragraph" style:parent-style-name="Standard">
      <style:text-properties fo:language="en" fo:country="GB"/>
    </style:style>
    <style:style style:name="T1" style:family="text">
      <style:text-properties fo:language="en" fo:country="GB"/>
    </style:style>
    <style:style style:name="T2" style:family="text">
      <style:text-properties fo:language="en" fo:country="GB"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wo new classes in trunk : Pointer &amp; Buffer</text:h>
      <text:p text:style-name="Standard"><text:a xlink:type="simple" xlink:href="http://sourceforge.net/mailarchive/forum.php?thread_name=33bd05330712200620y4970c392p2983f40d29aeaa07%40mail.gmail.com&amp;forum_name=oorexx-devel"><text:span text:style-name="Internet_20_link"><text:span text:style-name="T1">http://sourceforge.net/mailarchive/forum.php?thread_name=33bd05330712200620y4970c392p2983f40d29aeaa07%40mail.gmail.com&amp;forum_name=oorexx-devel</text:span></text:span></text:a></text:p>
      <text:p text:style-name="P4"> </text:p>
      <text:p text:style-name="P4">There are two new classes in the trunk build now (the first actual<text:line-break/>enhancements to 3.3.0 after a TON of code changes!). These classes are not<text:line-break/>really directly useful for the ooRexx programmer, but have a place in making<text:line-break/>it easier to write native code extensions to the language. The two new<text:line-break/>classes are Pointer and Buffer.<text:line-break/><text:line-break/>Pointer is an immutable object into which native methods and functions can<text:line-break/>stuff pointer values. This is intended to replace a number of different<text:line-break/>mechanisms already being used in the code for storing pointer values in an<text:line-break/>object instance. One mechanism was to store the pointers in RexxInteger<text:line-break/>instances, which has a 64-bit portability problem. Another mechanism is to<text:line-break/>render the pointer value in various string formats and reparse the string<text:line-break/>into a pointer when needed. oleObject is using this one. Pointer objects<text:line-break/>will also be useful for things like handles stored in ooRexx variables like<text:line-break/>oodialog does (but it will require a lot of reword of the oodialog code to<text:line-break/>take advantage of this). The Pointer object only implements =, ==, \=, and<text:line-break/>\== methods over what it inherits from Object.<text:line-break/><text:line-break/>Buffer is useful for native code to allocate a storage block in<text:line-break/>ooRexx-managed storage and have the storage automatically garbage collected<text:line-break/>when the object it's associated with is garbage collected. The stream class<text:line-break/>has been doing this for ages, but in the current form, it was a dangerous<text:line-break/>operation. The RexxBuffer class that implemented the support was a subclass<text:line-break/>of RexxInternalObject, not of RexxObject, which means a RexxBuffer object<text:line-break/>should not be stored in an ooRexx variable. The interpreter would crash if<text:line-break/>you did something as "say buffer" in ooRexx code because this class doesn't<text:line-break/>really expose Rexx methods (nor does it have a class object associated with<text:line-break/>it). I've now "promoted" the RexxBuffer class to full RexxObject status.<text:line-break/>It has no additional instance methods above the base Object set.<text:line-break/><text:line-break/>Neither of these classes are intended to be instantiable from ooRexx code,<text:line-break/>so the "new" methods on these classes are crippled. Right now, I have them<text:line-break/>just returning .NIL if they're called. I'm not convinced that's the correct<text:line-break/>behavior, but I implemented it as a sort of holding position. I see 3<text:line-break/>options (there might be more). 1) Return .nil, 2) Raise a syntax error<text:line-break/>(probably a new one specific to this purpose), 3) remove the NEW method from<text:line-break/>the class entirely so an attempt to create an instance would just give the<text:line-break/>"Does not understand" message. I'd like to hear people's opinions on this.<text:line-break/><text:line-break/><text:line-break/><text:soft-page-break/>I have a sense that the Pointer class could use a string method so these<text:line-break/>values would display in some readable fashion. I'm not sure what formatting<text:line-break/>should be used. Anybody have any preferences? We could do this as a<text:line-break/>decimal number (which might actually difficult implementing portably to<text:line-break/>64-bit), a series of hex digits, a formatted hex value such as 'dddddddddd'x<text:line-break/>or 0xdddddddd...or something else entirely.</text:p>
      <text:p text:style-name="P4"> </text:p>
      <text:h text:style-name="P1" text:outline-level="1">Copy of an object keeps reference to original object</text:h>
      <text:p text:style-name="Standard"><text:a xlink:type="simple" xlink:href="http://newsgroups.derkeiler.com/Archive/Comp/comp.lang.rexx/2008-09/msg00090.html"><text:span text:style-name="Internet_20_link"><text:span text:style-name="T1">http://newsgroups.derkeiler.com/Archive/Comp/comp.lang.rexx/2008-09/msg00090.html</text:span></text:span></text:a></text:p>
      <text:p text:style-name="P4"> </text:p>
      <text:p text:style-name="P4">I try to create a copy of an object so 2 objects are available.<text:line-break/>when data within one objects is changed, this change is also performed<text:line-break/>in the copied opject.<text:line-break/>example program:<text:line-break/>/**/<text:line-break/>x = .Testit~New()<text:line-break/>y = x~Copy()<text:line-break/>--y = .Testit~New() -- if this is used to create<text:line-break/>object y all works fine.<text:line-break/>say '&gt; should display 5&gt;' x~reta()<text:line-break/>say '&gt; should display 5&gt;' y~reta()<text:line-break/>y~Seta('7')<text:line-break/>say '&gt; should display 5&gt;' x~reta()<text:line-break/>say '&gt; should display 7&gt;' y~reta()<text:line-break/>Return<text:line-break/><text:line-break/>::Class Testit<text:line-break/>::Method Init<text:line-break/>Expose a.<text:line-break/>a.1 = 5<text:line-break/><text:line-break/>::Method reta<text:line-break/>Expose a.<text:line-break/>return a.1<text:line-break/><text:line-break/>::Method Seta<text:line-break/>Expose a.<text:line-break/>Use Arg a.1<text:line-break/><text:line-break/>It seems that copy does not create a copy but a reference to the<text:line-break/>original object<text:line-break/>so y = x~Copy() woks same like y = x<text:line-break/><text:line-break/>Is this a bug ?</text:p>
      <text:p text:style-name="P4"> </text:p>
      <text:p text:style-name="Standard"><text:a xlink:type="simple" xlink:href="http://newsgroups.derkeiler.com/Archive/Comp/comp.lang.rexx/2008-09/msg00094.html"><text:span text:style-name="Internet_20_link"><text:span text:style-name="T1">http://newsgroups.derkeiler.com/Archive/Comp/comp.lang.rexx/2008-09/msg00094.html</text:span></text:span></text:a></text:p>
      <text:p text:style-name="P4"> </text:p>
      <text:p text:style-name="P4">A copy operation is just a shallow copy, not a deep copy. It copies the object and the underlying variable dictionary, but does not copy any of the objects referenced out of the variable dictionary. In the case of compound variables, those don't really exist as "variables" in the variable pool, but are rather short hand for a lookup for the stem variable "A." (which returns a stem OBJECT instance), followed by a lookup request for the resolved tail within the stem <text:soft-page-break/>OBJECT (e.g., A.[1]).<text:line-break/><text:line-break/>Since the copy is a shallow copy, the stem OBJECT pointed to by A. does not get copied. After the copy, both copies of the object are pointing to the same stem object, thus you're seeing the updates reflected in both. A simple override of the copy method should give you what you want:<text:line-break/><text:line-break/>::method copy<text:line-break/>expose a.<text:line-break/>newCopy = self~copy:super -- get a copy of the object<text:line-break/>a. = a.~copy -- get a new version of the A. stem object in my copy<text:line-break/>return newCopy<text:line-break/><text:line-break/>Rick</text:p>
      <text:p text:style-name="P4"> </text:p>
      <text:p text:style-name="Standard"><text:a xlink:type="simple" xlink:href="http://newsgroups.derkeiler.com/Archive/Comp/comp.lang.rexx/2008-10/msg00011.html"><text:span text:style-name="Internet_20_link"><text:span text:style-name="T1">http://newsgroups.derkeiler.com/Archive/Comp/comp.lang.rexx/2008-10/msg00011.html</text:span></text:span></text:a></text:p>
      <text:p text:style-name="P4"> </text:p>
      <text:p text:style-name="P4">I did some more deeper investigations, and it seems that such an easo<text:line-break/>copy routine does not work in all of the cases<text:line-break/><text:line-break/>Here is another example program<text:line-break/>/**/<text:line-break/><text:line-break/>x = .Testit~New()<text:line-break/><text:line-break/>say '&gt; 1 x should display 7777&gt;' x~GetTest2()<text:line-break/>x~SetTest2('9999')<text:line-break/>say '&gt; 2 x should display 9999&gt;' x~GetTest2()<text:line-break/><text:line-break/>y = x~Copy()<text:line-break/><text:line-break/>say '&gt; 3 y should display 9999&gt;' y~GetTest2()<text:line-break/>y~SetTest2('Test 8888')<text:line-break/>say '&gt; 4 y should display Test 8888&gt;' y~GetTest2()<text:line-break/>say '&gt; 5 x should display Test 9999&gt;' x~GetTest2() -- Value is otheren<text:line-break/>than wanted<text:line-break/><text:line-break/>say '&gt; 6 x should display 5&gt;' x~reta()<text:line-break/>say '&gt; 7 y should display 5&gt;' y~reta()<text:line-break/>y~Seta('7')<text:line-break/>say '&gt; 8 x should display 5&gt;' x~reta()<text:line-break/>say '&gt; 9 y should display 7&gt;' y~reta()<text:line-break/>Return<text:line-break/><text:line-break/>::Class Testit<text:line-break/>::Method Init<text:line-break/>Expose a.<text:line-break/>a.1 = 5<text:line-break/><text:soft-page-break/>a.TEST2 = .Array~New()<text:line-break/>a.TEST2[1] = '7777'<text:line-break/><text:line-break/><text:line-break/>::Method reta<text:line-break/>Expose a.<text:line-break/>return a.1<text:line-break/><text:line-break/>::Method Seta<text:line-break/>Expose a.<text:line-break/>Use Arg a.1<text:line-break/><text:line-break/>::Method SetTest2<text:line-break/>Expose a.<text:line-break/>Use Arg x<text:line-break/>a.TEST2[1] = x<text:line-break/><text:line-break/>::Method GetTest2<text:line-break/>Expose a.<text:line-break/>Return a.TEST2[1]<text:line-break/><text:line-break/>::method copy<text:line-break/>expose a.<text:line-break/>newCopy = self~copy:super<text:line-break/>a. = a.~copy<text:line-break/>return newCopy<text:line-break/><text:line-break/><text:line-break/>Statement say '&gt; 5 x should display Test 9999&gt;' x~GetTest2()<text:line-break/>shows a value that is not wanted.</text:p>
      <text:p text:style-name="P4">From you explanation I think this is because the Stem a. saves an</text:p>
      <text:p text:style-name="P4">pointer to an array.<text:line-break/>So a a.~Copy() just copies the pointer to the array address into<text:line-break/>another stem a. in the other object (y)<text:line-break/>But because the pointer value is not changed both objects (x and y)<text:line-break/>still points to the same array.<text:line-break/><text:line-break/>So is there a real chance to do a deep-copy for all objects ?</text:p>
      <text:p text:style-name="P4"> </text:p>
      <text:p text:style-name="Standard"><text:a xlink:type="simple" xlink:href="http://newsgroups.derkeiler.com/Archive/Comp/comp.lang.rexx/2008-10/msg00012.html"><text:span text:style-name="Internet_20_link"><text:span text:style-name="T1">http://newsgroups.derkeiler.com/Archive/Comp/comp.lang.rexx/2008-10/msg00012.html</text:span></text:span></text:a></text:p>
      <text:p text:style-name="P4"> </text:p>
      <text:p text:style-name="P4">Yeah, coping the stem is also not a deep copy, new stems will have references to the same array. Your copy routine is going to need to decide just how deep it needs the copying to go and what objects need to be copied.<text:line-break/><text:line-break/>As I said earlier, a generalized deep copy capability is a non-trivial thing to implement and is not very high on my list of things to spend time on over the next couple of releases. It definitely will not be in the next 2 ooRexx <text:soft-page-break/>releases, and likely not any time soon after that unless someone else steps forward to implement it.<text:line-break/><text:line-break/>Just to give you a flavor of the types of issues involved, consider this:<text:line-break/><text:line-break/>a = .array~new(1)<text:line-break/>a[1] = a -- circular reference!<text:line-break/>b = a~deepcopy<text:line-break/><text:line-break/>The deepcopy needs to have enough information to recursively copy all of the referenced objects and detect any reference circularities in the graph. Additionally, just from a memory standpoint, I doubt you'd really want the immutable objects such as strings to be copied.<text:line-break/><text:line-break/>Rick</text:p>
      <text:h text:style-name="Heading_20_1" text:outline-level="1"><text:span text:style-name="T1">Garbage collection</text:span><text:span text:style-name="T1"> 1</text:span></text:h>
      <text:p text:style-name="Standard"><text:a xlink:type="simple" xlink:href="http://sourceforge.net/mailarchive/message.php?msg_name=33bd05330807210600k1c2221fw4d1f359f6e5188aa%40mail.gmail.com"><text:span text:style-name="Internet_20_link"><text:span text:style-name="T1">http://sourceforge.net/mailarchive/message.php?msg_name=33bd05330807210600k1c2221fw4d1f359f6e5188aa%40mail.gmail.com</text:span></text:span></text:a></text:p>
      <text:p text:style-name="P4"> </text:p>
      <text:p text:style-name="P4">Ok, time for one of my "long winded explanations".<text:line-break/><text:line-break/>Yes, garbage collection is done using a mark-and-sweep algorithm, with<text:line-break/>a generational element to it (I'll cover that aspect last). The<text:line-break/>memory manager (AKA, memoryObject) holds a list of root set objects<text:line-break/>and also has a lists of subsystems (e.g., ActivityManager) that it<text:line-break/>will call as part of the memory management processing. The algorithm<text:line-break/>is pretty simple. The memory object calls the live() method on each<text:line-break/>of the root objects. The live() methods generally look something like<text:line-break/>this:<text:line-break/><text:line-break/>void RexxString::live(size_t liveMark)<text:line-break/>/******************************************************************************/<text:line-break/>/* Function: Normal garbage collection live marking */<text:line-break/>/******************************************************************************/<text:line-break/>{<text:line-break/>memory_mark(this-&gt;NumberString);<text:line-break/>memory_mark(this-&gt;objectVariables);<text:line-break/>}<text:line-break/><text:line-break/>The live() method is responsible for calling memory_mark() for every<text:line-break/>field that contains a reference to another object. memory_mark() is a<text:line-break/>macro that will check if a) the reference is non-null and b) the<text:line-break/>referenced object still requires marking. If it does require marking,<text:line-break/>the markObject() method of the memory manager is called with the<text:line-break/>reference. The object will be marked, and pushed on to the live stack<text:line-break/>for processing later.<text:line-break/><text:line-break/>From this point on, the marking algorithm is pretty simple. There's<text:line-break/>just a simple loop where an object is popped off of the live stack,<text:line-break/>and its live() method gets called. Eventually, the stack will be<text:line-break/>empty, and the sweep phase will begin. During the sweep phase, the<text:line-break/>memory heap is traversed, and any unmarked objects are combined and<text:line-break/>added back on to the free memory chains.<text:line-break/><text:line-break/>There's one special category of memory, called the "oldspace". The<text:line-break/>oldspace is all of the objects that are contained in the file<text:line-break/>rexx.img. This is the Rexx image, and it basically contains the<text:line-break/>initial .environment tree. This image is designed to be quickly<text:line-break/>loaded and "reinflated" into working C++ objects whenever the<text:line-break/>interpreter intializes. Since none of these objects ever go away,<text:line-break/>they do not need to be marked during the GC phase. The oldspace<text:line-break/>objects have a special flag set in the object header and the<text:line-break/><text:soft-page-break/>memory_mark() macro uses that flag as part of the test for whether the<text:line-break/>object needs marking.<text:line-break/><text:line-break/>The oldspace generation does add an additional complication to things.<text:line-break/>Since the oldspace objects do not get tracing during a garbage<text:line-break/>collection, then any newspace objects that have references stored in<text:line-break/>the oldspace will not get marked, which would be a "bad thing". To<text:line-break/>prevent this, there's a special table that keeps track of any<text:line-break/>cross-generation references. The table is managed via the OrefSet()<text:line-break/>macro, which needs to be used whenever a reference inside of one of<text:line-break/>these objects gets updated. The OrefSet() macro can detect this<text:line-break/>situation, and manage the references properly. It is extremely<text:line-break/>important that OrefSet() be used for setting reference-type variables,<text:line-break/>or some very bad (and hard to debug things can occur).<text:line-break/><text:line-break/>Ok, now that I've said that, you might discover that there are some<text:line-break/>classes that don't use OrefSet at all. RexxActivation and<text:line-break/>RexxActivity would be two prominent examples. These classes are<text:line-break/>objects that are transient in nature and only exist while code is<text:line-break/>running. As a result, instances of these object would never get<text:line-break/>stored in the rexx.img file, so the cross-generational references can<text:line-break/>never occur. Since these classes tend to be on very heavily used code<text:line-break/>paths, they cheat a bit and don't use OrefSet because it would be<text:line-break/>extra overhead. In general, if you're not sure if OrefSet() is<text:line-break/>needed, then use it. If will never be an error to use it<text:line-break/>unnecessarily, but it will ALWAYS be an error to not use when it's<text:line-break/>required.<text:line-break/><text:line-break/>Ok, that's the high level view. Feel free to ask questions about any<text:line-break/>areas you need additional information.<text:line-break/><text:line-break/>Rick</text:p>
      <text:h text:style-name="P1" text:outline-level="1">Garbage Collection 2</text:h>
      <text:p text:style-name="Standard"><text:a xlink:type="simple" xlink:href="http://sourceforge.net/mailarchive/forum.php?thread_name=4A4A074C.8030108%40gmail.com&amp;forum_name=oorexx-devel"><text:span text:style-name="Internet_20_link"><text:span text:style-name="T1">http://sourceforge.net/mailarchive/forum.php?thread_name=4A4A074C.8030108%40gmail.com&amp;forum_name=oorexx-devel</text:span></text:span></text:a></text:p>
      <text:p text:style-name="P4"/>
      <text:p text:style-name="Standard"><text:span text:style-name="T1">Hi all,<text:line-break/>I have been browsing through the ooRexx source code and came to some<text:line-break/>point where RexxMemory::setOref() is called. I think this was from<text:line-break/>whithin the macro OrefSet.<text:line-break/><text:line-break/>It would be nice if someone could explain what the method does! I see<text:line-break/>that it maintains some reference count. What is this used for? I though<text:line-break/>thought the ooRexx reference handling and object deallocation was based<text:line-break/>on reachability, and not on reference counting...?<text:line-break/><text:line-break/></text:span>Thanks in advance,<text:line-break/>Moritz</text:p>
      <text:p text:style-name="Standard"/>
      <text:p text:style-name="Standard"><text:a xlink:type="simple" xlink:href="http://sourceforge.net/mailarchive/forum.php?thread_name=33bd05330906300745w75be765re9cc09ad5d7f2cb0%40mail.gmail.com&amp;forum_name=oorexx-devel"><text:span text:style-name="Internet_20_link">http://sourceforge.net/mailarchive/forum.php?thread_name=33bd05330906300745w75be765re9cc09ad5d7f2cb0%40mail.gmail.com&amp;forum_name=oorexx-devel</text:span></text:a></text:p>
      <text:p text:style-name="Standard"/>
      <text:p text:style-name="Standard"><text:span text:style-name="T1">The ooRexx garbage collector is partially generational. All of the<text:line-break/>objects contained in the flattened rexx.img file are restored into a<text:line-break/>separate object space and given a special mark ("OldSpace") that<text:line-break/>indicates these objects are never to be garbage collected. They are<text:line-break/>also not traced during a garbage collection cycle, which can cause a<text:line-break/>problem if a reference to an object residing in the normal object heap<text:line-break/>is ever stored in a field of an oldspace object. Without special<text:line-break/>attention, these objects could end up getting garbage collected<text:line-break/>inappropriately.<text:line-break/><text:line-break/>To solve this problem, the OrefSet macro is used to detect the<text:line-break/>situation where a new space object is being stored in an oldspace<text:line-break/>object. This implements a write barrier that detects that situation<text:line-break/>and adds the object to a special table that tracks all references from<text:line-break/>the oldspace to the newspace. The reference count is a counter of how<text:line-break/>many references we have. The OrefSet barrier also detects if the<text:line-break/>field being written into crosses that barrier so that the reference<text:line-break/>counts can be decremented.<text:line-break/><text:line-break/></text:span><text:span text:style-name="T2">OrefSet is necessary for setting any reference field in a class that<text:line-break/>might get stored in the saved image.</text:span><text:span text:style-name="T1"> Classes that don't implement<text:line-break/>this properly can result in some very nasty (and hard to debug)<text:line-break/>garbage collection problems. Generally, it is good practice to use<text:line-break/>OrefSet whenever you are setting an object reference. The one<text:line-break/>exclusion are any of the classes in the &lt;Transient&gt; grouping in<text:line-break/>PrimitiveClasses.xml. These are classes that represent runtime state,<text:line-break/>and will never be stored in the image file. These classes are<text:line-break/></text:span><text:soft-page-break/><text:span text:style-name="T1">permitted to just directly assign the fields without requiring<text:line-break/>OrefSet(). That is the only exception, but you need to understand the<text:line-break/>situation when deciding not to use OrefSet(). </text:span><text:span text:style-name="T2">If not certain of<text:line-break/>whether it is required, then use it, since it is never an error to use<text:line-break/>it, but it might be an error to omit it.</text:span><text:span text:style-name="T1"><text:line-break/><text:line-break/></text:span>Rick</text:p>
      <text:p text:style-name="Standard"/>
      <text:p text:style-name="Standard">JLF :</text:p>
      <text:p text:style-name="Standard">isOldSpace est défini dans ObjectClass.hpp</text:p>
      <text:p text:style-name="Standard"><text:span text:style-name="CodeC">inline bool isOldSpace() { return (flags &amp; OldSpaceBit) != 0; }</text:span></text:p>
      <text:p text:style-name="Standard"/>
      <text:p text:style-name="Standard"><text:span text:style-name="CodeC">enum</text:span></text:p>
      <text:p text:style-name="Standard"><text:span text:style-name="CodeC">{</text:span></text:p>
      <text:p text:style-name="Standard"><text:span text:style-name="CodeC"><text:s text:c="2"/>LiveMask <text:s text:c="8"/>= <text:s/>0xFFFC, <text:s text:c="3"/>// mask for the checking the mark bits</text:span></text:p>
      <text:p text:style-name="Standard"><text:span text:style-name="CodeC"><text:s text:c="2"/>MarkMask <text:s text:c="8"/>= <text:s/>0x0003, <text:s text:c="3"/>// mask use for checking the mark bits</text:span></text:p>
      <text:p text:style-name="Standard"><text:span text:style-name="CodeC"><text:s text:c="2"/>OldSpaceBit <text:s text:c="5"/>= <text:s/>0x0010, <text:s text:c="3"/>// location of the OldSpace bit</text:span></text:p>
      <text:p text:style-name="Standard"><text:span text:style-name="CodeC">};</text:span></text:p>
      <text:p text:style-name="Standard"/>
      <text:p text:style-name="Standard"/>
      <text:h text:style-name="Heading_20_1" text:outline-level="1">Activation de checks supplémentaires : CHECKOREFS</text:h>
      <text:p text:style-name="Standard"/>
      <text:p text:style-name="Standard">Pas défini par défaut.</text:p>
      <text:p text:style-name="Standard"/>
      <text:p text:style-name="Standard">Impact :</text:p>
      <text:p text:style-name="Standard"/>
      <text:h text:style-name="P3" text:outline-level="2">RexxCore.h</text:h>
      <text:p text:style-name="Standard"><text:span text:style-name="CodeC">/* Object Reference Assignment */</text:span></text:p>
      <text:p text:style-name="Standard"><text:span text:style-name="CodeC">#ifndef CHECKOREFS</text:span></text:p>
      <text:p text:style-name="Standard"><text:span text:style-name="CodeC">#define OrefSet(o,r,v) ((o)-&gt;isOldSpace() ? memoryObject.setOref((void *)&amp;(r),(RexxObject *)v) : (RexxObject *)(r=v))</text:span></text:p>
      <text:p text:style-name="Standard"><text:span text:style-name="CodeC">#else</text:span></text:p>
      <text:p text:style-name="Standard"><text:span text:style-name="CodeC">#define OrefSet(o,r,v) memoryObject.checkSetOref((RexxObject *)o, (RexxObject **)&amp;(r), (RexxObject *)v, __FILE__, __LINE__)</text:span></text:p>
      <text:p text:style-name="Standard"><text:span text:style-name="CodeC">#endif</text:span></text:p>
      <text:p text:style-name="Standard"/>
      <text:h text:style-name="Heading_20_2" text:outline-level="2">DeadObject.hpp</text:h>
      <text:p text:style-name="Standard"><text:span text:style-name="CodeC">#ifdef CHECKOREFS</text:span></text:p>
      <text:p text:style-name="Standard"><text:span text:style-name="CodeC"><text:s text:c="8"/>addEyeCatcher("DEAD");</text:span></text:p>
      <text:p text:style-name="Standard"><text:span text:style-name="CodeC">#endif</text:span></text:p>
      <text:p text:style-name="Standard"/>
      <text:h text:style-name="Heading_20_2" text:outline-level="2">MemorySegment.hp</text:h>
      <text:p text:style-name="Standard"><text:span text:style-name="CodeC">inline void validateObject(size_t bytes)</text:span></text:p>
      <text:p text:style-name="Standard"><text:span text:style-name="CodeC">{</text:span></text:p>
      <text:p text:style-name="Standard"><text:span text:style-name="CodeC">#ifdef CHECKOREFS</text:span></text:p>
      <text:p text:style-name="Standard"><text:span text:style-name="CodeC"><text:s text:c="2"/>/* is object invalid size? <text:s text:c="10"/>*/</text:span></text:p>
      <text:p text:style-name="Standard"><text:span text:style-name="CodeC"><text:s text:c="2"/>if (!IsValidSize(bytes)) {</text:span></text:p>
      <text:p text:style-name="Standard"><text:span text:style-name="CodeC"><text:s text:c="6"/>/* Yes, this is not good. <text:s/>Exit <text:s text:c="5"/>*/</text:span></text:p>
      <text:p text:style-name="Standard"><text:span text:style-name="CodeC"><text:s text:c="6"/>/* Critical Section and report <text:s text:c="6"/>*/</text:span></text:p>
      <text:p text:style-name="Standard"><text:span text:style-name="CodeC"><text:s text:c="6"/>/* unrecoverable error. <text:s text:c="13"/>*/</text:span></text:p>
      <text:p text:style-name="Standard"><text:span text:style-name="CodeC"><text:s text:c="6"/>Interpreter::logicError("Bad object detected during Garbage Collection, unable to continue");</text:span></text:p>
      <text:p text:style-name="Standard"><text:span text:style-name="CodeC"><text:s text:c="2"/>}</text:span></text:p>
      <text:p text:style-name="Standard"><text:span text:style-name="CodeC">#endif</text:span></text:p>
      <text:p text:style-name="Standard"><text:span text:style-name="CodeC">}</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ambria" svg:font-family="Cambri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W1)" fo:font-size="12pt" fo:language="fr" fo:country="FR" style:font-name-asian="Times New Roman" style:font-size-asian="12pt" style:font-name-complex="Times New (W1)"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itre_20_2_20_Car" style:display-name="Titre 2 Car" style:family="text" style:parent-style-name="Police_20_par_20_défau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CodeC" style:family="text" style:parent-style-name="Police_20_par_20_défaut">
      <style:text-properties fo:color="#0070c0" style:font-name="Courier New" fo:font-size="8pt" fo:language="en" fo:country="GB"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Faucher</meta:initial-creator>
    <meta:creation-date>2009-06-07T17:32:00</meta:creation-date>
    <dc:creator>JLFaucher</dc:creator>
    <dc:date>2010-11-14T12:13:00</dc:date>
    <meta:editing-cycles>8</meta:editing-cycles>
    <meta:editing-duration>PT00H32M00S</meta:editing-duration>
    <meta:document-statistic meta:table-count="0" meta:image-count="0" meta:object-count="0" meta:page-count="11" meta:paragraph-count="68" meta:word-count="2418" meta:character-count="15352"/>
    <meta:generator>OpenOffice.org/3.2$Win32 OpenOffice.org_project/320m18$Build-9502</meta:generator>
  </office:meta>
</office:document-meta>
</file>